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1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7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2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2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2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2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25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2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2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2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sfragen zur Prüfungsvorbereitung 5</text:span><text:span text:style-name="T2"><text:line-break/></text:span></text:p>
      <text:p text:style-name="P2"><text:span text:style-name="T2">1. Wie nutzen Sie den watch-Befehl wenn Sie damit free möglichst genau beobachten möchten?<text:line-break/><text:line-break/></text:span><text:span text:style-name="T3"><text:line-break/></text:span><text:span text:style-name="T4"><text:line-break/>2. Starten Sie firefox im Hintergrund. <text:line-break/>Wie beenden Sie firefox mit dem killall und wie mit dem kill-Befehl?<text:line-break/><text:line-break/></text:span><text:span text:style-name="T5"/></text:p>
      <text:p text:style-name="P2"><text:span text:style-name="T6"><text:line-break/>3. Sie haben einen Text mit nano begonnen und wollen kurz etwas anderes in der Konsole machen. Wie können Sie nano unterbrechen und anschließend wieder laufen lassen?<text:line-break/><text:line-break/></text:span></text:p>
      <text:p text:style-name="P2"><text:span text:style-name="T6"><text:line-break/>4. Wo ist der Betriebssystemkern abgelegt? <text:line-break/><text:line-break/><text:line-break/><text:line-break/>5. In welcher Datei können Runlevel bei Systemen ohne systemd konfiguriert werden? <text:line-break/><text:line-break/></text:span></text:p>
      <text:p text:style-name="P2"><text:span text:style-name="T6"><text:s/><text:line-break/>6. Wo stehen die Startskripte?<text:line-break/><text:line-break/><text:line-break/><text:line-break/>7. Wozu dient der Befehl dmesg?<text:line-break/><text:line-break/><text:line-break/><text:line-break/>8. Wozu dient der Befehl journalctl -k? <text:line-break/><text:line-break/></text:span><text:span text:style-name="T7"/></text:p>
      <text:p text:style-name="P2"><text:span text:style-name="T8"><text:line-break/></text:span><text:span text:style-name="T9">9. Sie möchten mit grep nach einem Muster suchen. Da Sie nicht mehr wissen ob das Suchmuster groß- oder kleingeschrieben wird brauchen Sie eine passende Möglichkeit. <text:line-break/>a) Mit welcher Option lösen Sie diese Herausforderung?</text:span><text:span text:style-name="T10"><text:s/><text:line-break/><text:line-break/><text:line-break/><text:line-break/>b) Können Sie dafür auch die Option -w nutzen?<text:line-break/><text:line-break/><text:line-break/><text:line-break/>10. Für wie viele Zeichen<text:s/></text:span><text:span text:style-name="T11">steht *</text:span><text:span text:style-name="T12"><text:s/><text:line-break/><text:line-break/><text:line-break/></text:span><text:span text:style-name="T13"><text:line-break/></text:span><text:span text:style-name="T14">11. Wie suchen Sie mit grep nach Wort1 oder Wort2?<text:s/></text:span><text:span text:style-name="T15"><text:line-break/><text:line-break/><text:line-break/><text:line-break/></text:span><text:span text:style-name="T16">12. Was bewirkt die Befehlszeile<text:s/></text:span><text:span text:style-name="T17">grep -il wort1 | xargs grep -i wort2</text:span><text:span text:style-name="T18">?<text:s text:c="2"/><text:line-break/></text:span><text:span text:style-name="T19"><text:line-break/><text:line-break/><text:line-break/></text:span><text:span text:style-name="T20">13. Welches Runlevel steht für Systemneustart?</text:span><text:span text:style-name="T21"><text:line-break/><text:line-break/></text:span><text:span text:style-name="T22">6</text:span><text:span text:style-name="T23"><text:line-break/><text:line-break/></text:span><text:span text:style-name="T24">14. Was bewirkt der Befehl<text:s/></text:span><text:span text:style-name="T25">less &lt; inhalt.txt</text:span><text:span text:style-name="T26">? <text:line-break/><text:line-break/><text:line-break/><text:line-break/>15. Welcher Unterschied besteht zwischen &gt; und &gt;&gt;?<text:line-break/><text:line-break/><text:line-break/><text:line-break/>16. Wie wechseln Sie mit systemctl in den Single-User Mode?<text:line-break/><text:line-break/><text:line-break/><text:line-break/>17. Wie lassen Sie mit systemctl das System herunterfahren?<text:line-break/></text:span></text:p>
      <text:p text:style-name="P2"><text:span text:style-name="T26"/></text:p>
      <text:p text:style-name="P2"><text:span text:style-name="T26"><text:line-break/>18. Sie haben ein Paket im .rpm Format. Wie können Sie es auf einem Debiansystem installieren?<text:line-break/><text:line-break/></text:span><text:span text:style-name="T27"><text:line-break/><text:s/></text:span><text:span text:style-name="T28"><text:line-break/>19. Wie können Sie sich bei redhat eine Liste der installierten Pakete anzeigen lassen?<text:line-break/><text:line-break/><text:line-break/><text:line-break/>20. Welchen Befehl müssen Sie eingeben, nachdem Sie GRUB konfiguriert haben?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